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5918.425678">
            <text:p>5918.425678</text:p>
          </table:table-cell>
          <table:table-cell/>
          <table:table-cell office:value-type="float" office:value="1">
            <text:p>1</text:p>
          </table:table-cell>
          <table:table-cell office:value-type="float" office:value="2278.07557">
            <text:p>2278.07557</text:p>
          </table:table-cell>
          <table:table-cell office:value-type="float" office:value="2269.26286">
            <text:p>2269.26286</text:p>
          </table:table-cell>
        </table:table-row>
        <table:table-row table:style-name="ro1">
          <table:table-cell office:value-type="float" office:value="2983.742968">
            <text:p>2983.742968</text:p>
          </table:table-cell>
          <table:table-cell/>
          <table:table-cell office:value-type="float" office:value="2">
            <text:p>2</text:p>
          </table:table-cell>
          <table:table-cell office:value-type="float" office:value="8.168661">
            <text:p>8.168661</text:p>
          </table:table-cell>
          <table:table-cell office:value-type="float" office:value="13.40307">
            <text:p>13.40307</text:p>
          </table:table-cell>
        </table:table-row>
        <table:table-row table:style-name="ro1">
          <table:table-cell office:value-type="float" office:value="1369.896649">
            <text:p>1369.896649</text:p>
          </table:table-cell>
          <table:table-cell/>
          <table:table-cell office:value-type="float" office:value="3">
            <text:p>3</text:p>
          </table:table-cell>
          <table:table-cell office:value-type="float" office:value="8.580478">
            <text:p>8.580478</text:p>
          </table:table-cell>
          <table:table-cell office:value-type="float" office:value="5.996211">
            <text:p>5.996211</text:p>
          </table:table-cell>
        </table:table-row>
        <table:table-row table:style-name="ro1">
          <table:table-cell office:value-type="float" office:value="629.803579">
            <text:p>629.803579</text:p>
          </table:table-cell>
          <table:table-cell/>
          <table:table-cell office:value-type="float" office:value="4">
            <text:p>4</text:p>
          </table:table-cell>
          <table:table-cell office:value-type="float" office:value="4.095867">
            <text:p>4.095867</text:p>
          </table:table-cell>
          <table:table-cell office:value-type="float" office:value="9.523728">
            <text:p>9.523728</text:p>
          </table:table-cell>
        </table:table-row>
        <table:table-row table:style-name="ro1">
          <table:table-cell office:value-type="float" office:value="371.182228">
            <text:p>371.182228</text:p>
          </table:table-cell>
          <table:table-cell/>
          <table:table-cell office:value-type="float" office:value="5">
            <text:p>5</text:p>
          </table:table-cell>
          <table:table-cell office:value-type="float" office:value="6.660586">
            <text:p>6.660586</text:p>
          </table:table-cell>
          <table:table-cell office:value-type="float" office:value="5.61812">
            <text:p>5.61812</text:p>
          </table:table-cell>
        </table:table-row>
        <table:table-row table:style-name="ro1">
          <table:table-cell office:value-type="float" office:value="243.234776">
            <text:p>243.234776</text:p>
          </table:table-cell>
          <table:table-cell/>
          <table:table-cell office:value-type="float" office:value="6">
            <text:p>6</text:p>
          </table:table-cell>
          <table:table-cell office:value-type="float" office:value="3.710866">
            <text:p>3.710866</text:p>
          </table:table-cell>
          <table:table-cell office:value-type="float" office:value="10.07733">
            <text:p>10.07733</text:p>
          </table:table-cell>
        </table:table-row>
        <table:table-row table:style-name="ro1">
          <table:table-cell office:value-type="float" office:value="170.413514">
            <text:p>170.413514</text:p>
          </table:table-cell>
          <table:table-cell/>
          <table:table-cell office:value-type="float" office:value="7">
            <text:p>7</text:p>
          </table:table-cell>
          <table:table-cell office:value-type="float" office:value="5.878475">
            <text:p>5.878475</text:p>
          </table:table-cell>
          <table:table-cell office:value-type="float" office:value="5.632595">
            <text:p>5.632595</text:p>
          </table:table-cell>
        </table:table-row>
        <table:table-row table:style-name="ro1">
          <table:table-cell office:value-type="float" office:value="126.532162">
            <text:p>126.532162</text:p>
          </table:table-cell>
          <table:table-cell/>
          <table:table-cell office:value-type="float" office:value="8">
            <text:p>8</text:p>
          </table:table-cell>
          <table:table-cell office:value-type="float" office:value="3.160246">
            <text:p>3.160246</text:p>
          </table:table-cell>
          <table:table-cell office:value-type="float" office:value="9.031554">
            <text:p>9.031554</text:p>
          </table:table-cell>
        </table:table-row>
        <table:table-row table:style-name="ro1">
          <table:table-cell office:value-type="float" office:value="94.408657">
            <text:p>94.408657</text:p>
          </table:table-cell>
          <table:table-cell/>
          <table:table-cell office:value-type="float" office:value="9">
            <text:p>9</text:p>
          </table:table-cell>
          <table:table-cell office:value-type="float" office:value="4.782198">
            <text:p>4.782198</text:p>
          </table:table-cell>
          <table:table-cell office:value-type="float" office:value="4.652685">
            <text:p>4.652685</text:p>
          </table:table-cell>
        </table:table-row>
        <table:table-row table:style-name="ro1">
          <table:table-cell office:value-type="float" office:value="74.43425">
            <text:p>74.43425</text:p>
          </table:table-cell>
          <table:table-cell/>
          <table:table-cell office:value-type="float" office:value="10">
            <text:p>10</text:p>
          </table:table-cell>
          <table:table-cell office:value-type="float" office:value="2.412069">
            <text:p>2.412069</text:p>
          </table:table-cell>
          <table:table-cell office:value-type="float" office:value="7.045771">
            <text:p>7.045771</text:p>
          </table:table-cell>
        </table:table-row>
        <table:table-row table:style-name="ro1">
          <table:table-cell office:value-type="float" office:value="57.761291">
            <text:p>57.761291</text:p>
          </table:table-cell>
          <table:table-cell/>
          <table:table-cell office:value-type="float" office:value="11">
            <text:p>11</text:p>
          </table:table-cell>
          <table:table-cell office:value-type="float" office:value="3.547843">
            <text:p>3.547843</text:p>
          </table:table-cell>
          <table:table-cell office:value-type="float" office:value="3.403071">
            <text:p>3.403071</text:p>
          </table:table-cell>
        </table:table-row>
        <table:table-row table:style-name="ro1">
          <table:table-cell office:value-type="float" office:value="46.690126">
            <text:p>46.690126</text:p>
          </table:table-cell>
          <table:table-cell/>
          <table:table-cell office:value-type="float" office:value="12">
            <text:p>12</text:p>
          </table:table-cell>
          <table:table-cell office:value-type="float" office:value="1.705419">
            <text:p>1.705419</text:p>
          </table:table-cell>
          <table:table-cell office:value-type="float" office:value="5.012031">
            <text:p>5.012031</text:p>
          </table:table-cell>
        </table:table-row>
        <table:table-row table:style-name="ro1">
          <table:table-cell office:value-type="float" office:value="36.716211">
            <text:p>36.716211</text:p>
          </table:table-cell>
          <table:table-cell/>
          <table:table-cell office:value-type="float" office:value="13">
            <text:p>13</text:p>
          </table:table-cell>
          <table:table-cell office:value-type="float" office:value="2.473934">
            <text:p>2.473934</text:p>
          </table:table-cell>
          <table:table-cell office:value-type="float" office:value="2.334481">
            <text:p>2.334481</text:p>
          </table:table-cell>
        </table:table-row>
        <table:table-row table:style-name="ro1">
          <table:table-cell office:value-type="float" office:value="30.093925">
            <text:p>30.093925</text:p>
          </table:table-cell>
          <table:table-cell/>
          <table:table-cell office:value-type="float" office:value="14">
            <text:p>14</text:p>
          </table:table-cell>
          <table:table-cell office:value-type="float" office:value="1.158503">
            <text:p>1.158503</text:p>
          </table:table-cell>
          <table:table-cell office:value-type="float" office:value="3.396168">
            <text:p>3.396168</text:p>
          </table:table-cell>
        </table:table-row>
        <table:table-row table:style-name="ro1">
          <table:table-cell office:value-type="float" office:value="23.899825">
            <text:p>23.899825</text:p>
          </table:table-cell>
          <table:table-cell/>
          <table:table-cell office:value-type="float" office:value="15">
            <text:p>15</text:p>
          </table:table-cell>
          <table:table-cell office:value-type="float" office:value="1.67112">
            <text:p>1.67112</text:p>
          </table:table-cell>
          <table:table-cell office:value-type="float" office:value="1.557915">
            <text:p>1.557915</text:p>
          </table:table-cell>
        </table:table-row>
        <table:table-row table:style-name="ro1">
          <table:table-cell office:value-type="float" office:value="19.765023">
            <text:p>19.765023</text:p>
          </table:table-cell>
          <table:table-cell/>
          <table:table-cell office:value-type="float" office:value="16">
            <text:p>16</text:p>
          </table:table-cell>
          <table:table-cell office:value-type="float" office:value="0.773708">
            <text:p>0.773708</text:p>
          </table:table-cell>
          <table:table-cell office:value-type="float" office:value="2.25511">
            <text:p>2.25511</text:p>
          </table:table-cell>
        </table:table-row>
        <table:table-row table:style-name="ro1">
          <table:table-cell office:value-type="float" office:value="15.820599">
            <text:p>15.820599</text:p>
          </table:table-cell>
          <table:table-cell/>
          <table:table-cell office:value-type="float" office:value="17">
            <text:p>17</text:p>
          </table:table-cell>
          <table:table-cell office:value-type="float" office:value="1.113996">
            <text:p>1.113996</text:p>
          </table:table-cell>
          <table:table-cell office:value-type="float" office:value="1.030208">
            <text:p>1.030208</text:p>
          </table:table-cell>
        </table:table-row>
        <table:table-row table:style-name="ro1">
          <table:table-cell office:value-type="float" office:value="13.192906">
            <text:p>13.192906</text:p>
          </table:table-cell>
          <table:table-cell/>
          <table:table-cell office:value-type="float" office:value="18">
            <text:p>18</text:p>
          </table:table-cell>
          <table:table-cell office:value-type="float" office:value="0.513745">
            <text:p>0.513745</text:p>
          </table:table-cell>
          <table:table-cell office:value-type="float" office:value="1.488389">
            <text:p>1.488389</text:p>
          </table:table-cell>
        </table:table-row>
        <table:table-row table:style-name="ro1">
          <table:table-cell office:value-type="float" office:value="10.658881">
            <text:p>10.658881</text:p>
          </table:table-cell>
          <table:table-cell/>
          <table:table-cell office:value-type="float" office:value="19">
            <text:p>19</text:p>
          </table:table-cell>
          <table:table-cell office:value-type="float" office:value="0.73943">
            <text:p>0.73943</text:p>
          </table:table-cell>
          <table:table-cell office:value-type="float" office:value="0.680282">
            <text:p>0.680282</text:p>
          </table:table-cell>
        </table:table-row>
        <table:table-row table:style-name="ro1">
          <table:table-cell office:value-type="float" office:value="8.91437">
            <text:p>8.91437</text:p>
          </table:table-cell>
          <table:table-cell/>
          <table:table-cell office:value-type="float" office:value="20">
            <text:p>20</text:p>
          </table:table-cell>
          <table:table-cell office:value-type="float" office:value="0.340739">
            <text:p>0.340739</text:p>
          </table:table-cell>
          <table:table-cell office:value-type="float" office:value="0.982117">
            <text:p>0.982117</text:p>
          </table:table-cell>
        </table:table-row>
        <table:table-row table:style-name="ro1">
          <table:table-cell office:value-type="float" office:value="7.24042">
            <text:p>7.24042</text:p>
          </table:table-cell>
          <table:table-cell/>
          <table:table-cell office:value-type="float" office:value="21">
            <text:p>21</text:p>
          </table:table-cell>
          <table:table-cell office:value-type="float" office:value="0.490485">
            <text:p>0.490485</text:p>
          </table:table-cell>
          <table:table-cell office:value-type="float" office:value="0.449762">
            <text:p>0.449762</text:p>
          </table:table-cell>
        </table:table-row>
        <table:table-row table:style-name="ro1">
          <table:table-cell office:value-type="float" office:value="6.067897">
            <text:p>6.067897</text:p>
          </table:table-cell>
          <table:table-cell/>
          <table:table-cell office:value-type="float" office:value="22">
            <text:p>22</text:p>
          </table:table-cell>
          <table:table-cell office:value-type="float" office:value="0.226098">
            <text:p>0.226098</text:p>
          </table:table-cell>
          <table:table-cell office:value-type="float" office:value="0.649104">
            <text:p>0.649104</text:p>
          </table:table-cell>
        </table:table-row>
        <table:table-row table:style-name="ro1">
          <table:table-cell office:value-type="float" office:value="4.952167">
            <text:p>4.952167</text:p>
          </table:table-cell>
          <table:table-cell/>
          <table:table-cell office:value-type="float" office:value="23">
            <text:p>23</text:p>
          </table:table-cell>
          <table:table-cell office:value-type="float" office:value="0.325532">
            <text:p>0.325532</text:p>
          </table:table-cell>
          <table:table-cell office:value-type="float" office:value="0.297884">
            <text:p>0.297884</text:p>
          </table:table-cell>
        </table:table-row>
        <table:table-row table:style-name="ro1">
          <table:table-cell office:value-type="float" office:value="4.159067">
            <text:p>4.159067</text:p>
          </table:table-cell>
          <table:table-cell/>
          <table:table-cell office:value-type="float" office:value="24">
            <text:p>24</text:p>
          </table:table-cell>
          <table:table-cell office:value-type="float" office:value="0.150153">
            <text:p>0.150153</text:p>
          </table:table-cell>
          <table:table-cell office:value-type="float" office:value="0.429816">
            <text:p>0.429816</text:p>
          </table:table-cell>
        </table:table-row>
        <table:table-row table:style-name="ro1">
          <table:table-cell office:value-type="float" office:value="3.416184">
            <text:p>3.416184</text:p>
          </table:table-cell>
          <table:table-cell/>
          <table:table-cell office:value-type="float" office:value="25">
            <text:p>25</text:p>
          </table:table-cell>
          <table:table-cell office:value-type="float" office:value="0.216226">
            <text:p>0.216226</text:p>
          </table:table-cell>
          <table:table-cell office:value-type="float" office:value="0.197607">
            <text:p>0.197607</text:p>
          </table:table-cell>
        </table:table-row>
        <table:table-row table:style-name="ro1">
          <table:table-cell office:value-type="float" office:value="2.874802">
            <text:p>2.874802</text:p>
          </table:table-cell>
          <table:table-cell/>
          <table:table-cell office:value-type="float" office:value="26">
            <text:p>26</text:p>
          </table:table-cell>
          <table:table-cell office:value-type="float" office:value="0.099794">
            <text:p>0.099794</text:p>
          </table:table-cell>
          <table:table-cell office:value-type="float" office:value="0.285076">
            <text:p>0.285076</text:p>
          </table:table-cell>
        </table:table-row>
        <table:table-row table:style-name="ro1">
          <table:table-cell office:value-type="float" office:value="2.369601">
            <text:p>2.369601</text:p>
          </table:table-cell>
          <table:table-cell/>
          <table:table-cell office:value-type="float" office:value="27">
            <text:p>27</text:p>
          </table:table-cell>
          <table:table-cell office:value-type="float" office:value="0.143725">
            <text:p>0.143725</text:p>
          </table:table-cell>
          <table:table-cell office:value-type="float" office:value="0.131254">
            <text:p>0.131254</text:p>
          </table:table-cell>
        </table:table-row>
        <table:table-row table:style-name="ro1">
          <table:table-cell office:value-type="float" office:value="1.995246">
            <text:p>1.995246</text:p>
          </table:table-cell>
          <table:table-cell/>
          <table:table-cell office:value-type="float" office:value="28">
            <text:p>28</text:p>
          </table:table-cell>
          <table:table-cell office:value-type="float" office:value="0.066364">
            <text:p>0.066364</text:p>
          </table:table-cell>
          <table:table-cell office:value-type="float" office:value="0.189313">
            <text:p>0.189313</text:p>
          </table:table-cell>
        </table:table-row>
        <table:table-row table:style-name="ro1">
          <table:table-cell office:value-type="float" office:value="1.648896">
            <text:p>1.648896</text:p>
          </table:table-cell>
          <table:table-cell/>
          <table:table-cell office:value-type="float" office:value="29">
            <text:p>29</text:p>
          </table:table-cell>
          <table:table-cell office:value-type="float" office:value="0.095585">
            <text:p>0.095585</text:p>
          </table:table-cell>
          <table:table-cell office:value-type="float" office:value="0.087256">
            <text:p>0.087256</text:p>
          </table:table-cell>
        </table:table-row>
        <table:table-row table:style-name="ro1">
          <table:table-cell office:value-type="float" office:value="1.389164">
            <text:p>1.389164</text:p>
          </table:table-cell>
          <table:table-cell/>
          <table:table-cell office:value-type="float" office:value="30">
            <text:p>30</text:p>
          </table:table-cell>
          <table:table-cell office:value-type="float" office:value="0.044152">
            <text:p>0.044152</text:p>
          </table:table-cell>
          <table:table-cell office:value-type="float" office:value="0.125827">
            <text:p>0.125827</text:p>
          </table:table-cell>
        </table:table-row>
        <table:table-row table:style-name="ro1">
          <table:table-cell office:value-type="float" office:value="1.150827">
            <text:p>1.150827</text:p>
          </table:table-cell>
          <table:table-cell/>
          <table:table-cell office:value-type="float" office:value="31">
            <text:p>31</text:p>
          </table:table-cell>
          <table:table-cell office:value-type="float" office:value="0.063595">
            <text:p>0.063595</text:p>
          </table:table-cell>
          <table:table-cell office:value-type="float" office:value="0.058041">
            <text:p>0.058041</text:p>
          </table:table-cell>
        </table:table-row>
        <table:table-row table:style-name="ro1">
          <table:table-cell office:value-type="float" office:value="0.970122">
            <text:p>0.970122</text:p>
          </table:table-cell>
          <table:table-cell/>
          <table:table-cell office:value-type="float" office:value="32">
            <text:p>32</text:p>
          </table:table-cell>
          <table:table-cell office:value-type="float" office:value="0.029383">
            <text:p>0.029383</text:p>
          </table:table-cell>
          <table:table-cell office:value-type="float" office:value="0.083681">
            <text:p>0.083681</text:p>
          </table:table-cell>
        </table:table-row>
        <table:table-row table:style-name="ro1">
          <table:table-cell office:value-type="float" office:value="0.805405">
            <text:p>0.805405</text:p>
          </table:table-cell>
          <table:table-cell/>
          <table:table-cell office:value-type="float" office:value="33">
            <text:p>33</text:p>
          </table:table-cell>
          <table:table-cell office:value-type="float" office:value="0.042323">
            <text:p>0.042323</text:p>
          </table:table-cell>
          <table:table-cell office:value-type="float" office:value="0.038623">
            <text:p>0.038623</text:p>
          </table:table-cell>
        </table:table-row>
        <table:table-row table:style-name="ro1">
          <table:table-cell office:value-type="float" office:value="0.679235">
            <text:p>0.679235</text:p>
          </table:table-cell>
          <table:table-cell/>
          <table:table-cell office:value-type="float" office:value="34">
            <text:p>34</text:p>
          </table:table-cell>
          <table:table-cell office:value-type="float" office:value="0.019558">
            <text:p>0.019558</text:p>
          </table:table-cell>
          <table:table-cell office:value-type="float" office:value="0.055675">
            <text:p>0.055675</text:p>
          </table:table-cell>
        </table:table-row>
        <table:table-row table:style-name="ro1">
          <table:table-cell office:value-type="float" office:value="0.565006">
            <text:p>0.565006</text:p>
          </table:table-cell>
          <table:table-cell/>
          <table:table-cell office:value-type="float" office:value="35">
            <text:p>35</text:p>
          </table:table-cell>
          <table:table-cell office:value-type="float" office:value="0.028171">
            <text:p>0.028171</text:p>
          </table:table-cell>
          <table:table-cell office:value-type="float" office:value="0.025708">
            <text:p>0.025708</text:p>
          </table:table-cell>
        </table:table-row>
        <table:table-row table:style-name="ro1">
          <table:table-cell office:value-type="float" office:value="0.476686">
            <text:p>0.476686</text:p>
          </table:table-cell>
          <table:table-cell/>
          <table:table-cell office:value-type="float" office:value="36">
            <text:p>36</text:p>
          </table:table-cell>
          <table:table-cell office:value-type="float" office:value="0.01302">
            <text:p>0.01302</text:p>
          </table:table-cell>
          <table:table-cell office:value-type="float" office:value="0.037053">
            <text:p>0.037053</text:p>
          </table:table-cell>
        </table:table-row>
        <table:table-row table:style-name="ro1">
          <table:table-cell office:value-type="float" office:value="0.397221">
            <text:p>0.397221</text:p>
          </table:table-cell>
          <table:table-cell/>
          <table:table-cell office:value-type="float" office:value="37">
            <text:p>37</text:p>
          </table:table-cell>
          <table:table-cell office:value-type="float" office:value="0.018753">
            <text:p>0.018753</text:p>
          </table:table-cell>
          <table:table-cell office:value-type="float" office:value="0.017114">
            <text:p>0.017114</text:p>
          </table:table-cell>
        </table:table-row>
        <table:table-row table:style-name="ro1">
          <table:table-cell office:value-type="float" office:value="0.335254">
            <text:p>0.335254</text:p>
          </table:table-cell>
          <table:table-cell/>
          <table:table-cell office:value-type="float" office:value="38">
            <text:p>38</text:p>
          </table:table-cell>
          <table:table-cell office:value-type="float" office:value="0.008668">
            <text:p>0.008668</text:p>
          </table:table-cell>
          <table:table-cell office:value-type="float" office:value="0.024663">
            <text:p>0.024663</text:p>
          </table:table-cell>
        </table:table-row>
        <table:table-row table:style-name="ro1">
          <table:table-cell office:value-type="float" office:value="0.279817">
            <text:p>0.279817</text:p>
          </table:table-cell>
          <table:table-cell/>
          <table:table-cell office:value-type="float" office:value="39">
            <text:p>39</text:p>
          </table:table-cell>
          <table:table-cell office:value-type="float" office:value="0.012485">
            <text:p>0.012485</text:p>
          </table:table-cell>
          <table:table-cell office:value-type="float" office:value="0.011394">
            <text:p>0.011394</text:p>
          </table:table-cell>
        </table:table-row>
        <table:table-row table:style-name="ro1">
          <table:table-cell office:value-type="float" office:value="0.236249">
            <text:p>0.236249</text:p>
          </table:table-cell>
          <table:table-cell/>
          <table:table-cell office:value-type="float" office:value="40">
            <text:p>40</text:p>
          </table:table-cell>
          <table:table-cell office:value-type="float" office:value="0.005771">
            <text:p>0.005771</text:p>
          </table:table-cell>
          <table:table-cell office:value-type="float" office:value="0.016419">
            <text:p>0.016419</text:p>
          </table:table-cell>
        </table:table-row>
        <table:table-row table:style-name="ro1">
          <table:table-cell office:value-type="float" office:value="0.197466">
            <text:p>0.197466</text:p>
          </table:table-cell>
          <table:table-cell/>
          <table:table-cell office:value-type="float" office:value="41">
            <text:p>41</text:p>
          </table:table-cell>
          <table:table-cell office:value-type="float" office:value="0.008313">
            <text:p>0.008313</text:p>
          </table:table-cell>
          <table:table-cell office:value-type="float" office:value="0.007587">
            <text:p>0.007587</text:p>
          </table:table-cell>
        </table:table-row>
        <table:table-row table:style-name="ro1">
          <table:table-cell office:value-type="float" office:value="0.166774">
            <text:p>0.166774</text:p>
          </table:table-cell>
          <table:table-cell/>
          <table:table-cell office:value-type="float" office:value="42">
            <text:p>42</text:p>
          </table:table-cell>
          <table:table-cell office:value-type="float" office:value="0.003843">
            <text:p>0.003843</text:p>
          </table:table-cell>
          <table:table-cell office:value-type="float" office:value="0.010931">
            <text:p>0.010931</text:p>
          </table:table-cell>
        </table:table-row>
        <table:table-row table:style-name="ro1">
          <table:table-cell office:value-type="float" office:value="0.13958">
            <text:p>0.13958</text:p>
          </table:table-cell>
          <table:table-cell/>
          <table:table-cell office:value-type="float" office:value="43">
            <text:p>43</text:p>
          </table:table-cell>
          <table:table-cell office:value-type="float" office:value="0.005535">
            <text:p>0.005535</text:p>
          </table:table-cell>
          <table:table-cell office:value-type="float" office:value="0.005052">
            <text:p>0.005052</text:p>
          </table:table-cell>
        </table:table-row>
        <table:table-row table:style-name="ro1">
          <table:table-cell office:value-type="float" office:value="0.118037">
            <text:p>0.118037</text:p>
          </table:table-cell>
          <table:table-cell/>
          <table:table-cell office:value-type="float" office:value="44">
            <text:p>44</text:p>
          </table:table-cell>
          <table:table-cell office:value-type="float" office:value="0.002559">
            <text:p>0.002559</text:p>
          </table:table-cell>
          <table:table-cell office:value-type="float" office:value="0.007278">
            <text:p>0.007278</text:p>
          </table:table-cell>
        </table:table-row>
        <table:table-row table:style-name="ro1">
          <table:table-cell office:value-type="float" office:value="0.098949">
            <text:p>0.098949</text:p>
          </table:table-cell>
          <table:table-cell/>
          <table:table-cell office:value-type="float" office:value="45">
            <text:p>45</text:p>
          </table:table-cell>
          <table:table-cell office:value-type="float" office:value="0.003685">
            <text:p>0.003685</text:p>
          </table:table-cell>
          <table:table-cell office:value-type="float" office:value="0.003364">
            <text:p>0.003364</text:p>
          </table:table-cell>
        </table:table-row>
        <table:table-row table:style-name="ro1">
          <table:table-cell office:value-type="float" office:value="0.083782">
            <text:p>0.083782</text:p>
          </table:table-cell>
          <table:table-cell/>
          <table:table-cell office:value-type="float" office:value="46">
            <text:p>46</text:p>
          </table:table-cell>
          <table:table-cell office:value-type="float" office:value="0.001704">
            <text:p>0.001704</text:p>
          </table:table-cell>
          <table:table-cell office:value-type="float" office:value="0.004846">
            <text:p>0.004846</text:p>
          </table:table-cell>
        </table:table-row>
        <table:table-row table:style-name="ro1">
          <table:table-cell office:value-type="float" office:value="0.070373">
            <text:p>0.070373</text:p>
          </table:table-cell>
          <table:table-cell/>
          <table:table-cell office:value-type="float" office:value="47">
            <text:p>47</text:p>
          </table:table-cell>
          <table:table-cell office:value-type="float" office:value="0.002454">
            <text:p>0.002454</text:p>
          </table:table-cell>
          <table:table-cell office:value-type="float" office:value="0.00224">
            <text:p>0.00224</text:p>
          </table:table-cell>
        </table:table-row>
        <table:table-row table:style-name="ro1">
          <table:table-cell office:value-type="float" office:value="0.059605">
            <text:p>0.059605</text:p>
          </table:table-cell>
          <table:table-cell/>
          <table:table-cell office:value-type="float" office:value="48">
            <text:p>48</text:p>
          </table:table-cell>
          <table:table-cell office:value-type="float" office:value="0.001134">
            <text:p>0.001134</text:p>
          </table:table-cell>
          <table:table-cell office:value-type="float" office:value="0.003226">
            <text:p>0.003226</text:p>
          </table:table-cell>
        </table:table-row>
        <table:table-row table:style-name="ro1">
          <table:table-cell office:value-type="float" office:value="0.050102">
            <text:p>0.050102</text:p>
          </table:table-cell>
          <table:table-cell/>
          <table:table-cell office:value-type="float" office:value="49">
            <text:p>49</text:p>
          </table:table-cell>
          <table:table-cell office:value-type="float" office:value="0.001634">
            <text:p>0.001634</text:p>
          </table:table-cell>
          <table:table-cell office:value-type="float" office:value="0.001491">
            <text:p>0.001491</text:p>
          </table:table-cell>
        </table:table-row>
        <table:table-row table:style-name="ro1">
          <table:table-cell office:value-type="float" office:value="0.04244">
            <text:p>0.04244</text:p>
          </table:table-cell>
          <table:table-cell/>
          <table:table-cell office:value-type="float" office:value="50">
            <text:p>50</text:p>
          </table:table-cell>
          <table:table-cell office:value-type="float" office:value="0.000755">
            <text:p>0.000755</text:p>
          </table:table-cell>
          <table:table-cell office:value-type="float" office:value="0.002148">
            <text:p>0.002148</text:p>
          </table:table-cell>
        </table:table-row>
        <table:table-row table:style-name="ro1">
          <table:table-cell office:value-type="float" office:value="0.035698">
            <text:p>0.035698</text:p>
          </table:table-cell>
          <table:table-cell/>
          <table:table-cell office:value-type="float" office:value="51">
            <text:p>51</text:p>
          </table:table-cell>
          <table:table-cell office:value-type="float" office:value="0.001088">
            <text:p>0.001088</text:p>
          </table:table-cell>
          <table:table-cell office:value-type="float" office:value="0.000993">
            <text:p>0.000993</text:p>
          </table:table-cell>
        </table:table-row>
        <table:table-row table:style-name="ro1">
          <table:table-cell office:value-type="float" office:value="0.03024">
            <text:p>0.03024</text:p>
          </table:table-cell>
          <table:table-cell/>
          <table:table-cell office:value-type="float" office:value="52">
            <text:p>52</text:p>
          </table:table-cell>
          <table:table-cell office:value-type="float" office:value="0.000503">
            <text:p>0.000503</text:p>
          </table:table-cell>
          <table:table-cell office:value-type="float" office:value="0.00143">
            <text:p>0.00143</text:p>
          </table:table-cell>
        </table:table-row>
        <table:table-row table:style-name="ro1">
          <table:table-cell office:value-type="float" office:value="0.025452">
            <text:p>0.025452</text:p>
          </table:table-cell>
          <table:table-cell/>
          <table:table-cell office:value-type="float" office:value="53">
            <text:p>53</text:p>
          </table:table-cell>
          <table:table-cell office:value-type="float" office:value="0.000724">
            <text:p>0.000724</text:p>
          </table:table-cell>
          <table:table-cell office:value-type="float" office:value="0.000661">
            <text:p>0.000661</text:p>
          </table:table-cell>
        </table:table-row>
        <table:table-row table:style-name="ro1">
          <table:table-cell office:value-type="float" office:value="0.021563">
            <text:p>0.021563</text:p>
          </table:table-cell>
          <table:table-cell/>
          <table:table-cell office:value-type="float" office:value="54">
            <text:p>54</text:p>
          </table:table-cell>
          <table:table-cell office:value-type="float" office:value="0.000335">
            <text:p>0.000335</text:p>
          </table:table-cell>
          <table:table-cell office:value-type="float" office:value="0.000952">
            <text:p>0.000952</text:p>
          </table:table-cell>
        </table:table-row>
        <table:table-row table:style-name="ro1">
          <table:table-cell office:value-type="float" office:value="0.018159">
            <text:p>0.018159</text:p>
          </table:table-cell>
          <table:table-cell/>
          <table:table-cell office:value-type="float" office:value="55">
            <text:p>55</text:p>
          </table:table-cell>
          <table:table-cell office:value-type="float" office:value="0.000482">
            <text:p>0.000482</text:p>
          </table:table-cell>
          <table:table-cell office:value-type="float" office:value="0.00044">
            <text:p>0.00044</text:p>
          </table:table-cell>
        </table:table-row>
        <table:table-row table:style-name="ro1">
          <table:table-cell office:value-type="float" office:value="0.015386">
            <text:p>0.015386</text:p>
          </table:table-cell>
          <table:table-cell/>
          <table:table-cell office:value-type="float" office:value="56">
            <text:p>56</text:p>
          </table:table-cell>
          <table:table-cell office:value-type="float" office:value="0.000223">
            <text:p>0.000223</text:p>
          </table:table-cell>
          <table:table-cell office:value-type="float" office:value="0.000634">
            <text:p>0.000634</text:p>
          </table:table-cell>
        </table:table-row>
        <table:table-row table:style-name="ro1">
          <table:table-cell office:value-type="float" office:value="0.012964">
            <text:p>0.012964</text:p>
          </table:table-cell>
          <table:table-cell/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0.010985">
            <text:p>0.010985</text:p>
          </table:table-cell>
          <table:table-cell/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0.009261">
            <text:p>0.009261</text:p>
          </table:table-cell>
          <table:table-cell/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0.007847">
            <text:p>0.007847</text:p>
          </table:table-cell>
          <table:table-cell/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0.006619">
            <text:p>0.006619</text:p>
          </table:table-cell>
          <table:table-cell/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0.005609">
            <text:p>0.005609</text:p>
          </table:table-cell>
          <table:table-cell/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0.004733">
            <text:p>0.004733</text:p>
          </table:table-cell>
          <table:table-cell/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0.004011">
            <text:p>0.004011</text:p>
          </table:table-cell>
          <table:table-cell/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0.003386">
            <text:p>0.003386</text:p>
          </table:table-cell>
          <table:table-cell/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0.002869">
            <text:p>0.002869</text:p>
          </table:table-cell>
          <table:table-cell/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0.002423">
            <text:p>0.002423</text:p>
          </table:table-cell>
          <table:table-cell/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0.002054">
            <text:p>0.002054</text:p>
          </table:table-cell>
          <table:table-cell/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0.001735">
            <text:p>0.001735</text:p>
          </table:table-cell>
          <table:table-cell/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0.001471">
            <text:p>0.001471</text:p>
          </table:table-cell>
          <table:table-cell/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0.001243">
            <text:p>0.001243</text:p>
          </table:table-cell>
          <table:table-cell/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0.001053">
            <text:p>0.001053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0.00089">
            <text:p>0.00089</text:p>
          </table:table-cell>
          <table:table-cell/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0.000755">
            <text:p>0.000755</text:p>
          </table:table-cell>
          <table:table-cell/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0.000639">
            <text:p>0.000639</text:p>
          </table:table-cell>
          <table:table-cell/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0.000542">
            <text:p>0.000542</text:p>
          </table:table-cell>
          <table:table-cell/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0.000458">
            <text:p>0.000458</text:p>
          </table:table-cell>
          <table:table-cell/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0.000389">
            <text:p>0.000389</text:p>
          </table:table-cell>
          <table:table-cell/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0.000329">
            <text:p>0.000329</text:p>
          </table:table-cell>
          <table:table-cell/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0.000279">
            <text:p>0.000279</text:p>
          </table:table-cell>
          <table:table-cell/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0.000236">
            <text:p>0.000236</text:p>
          </table:table-cell>
          <table:table-cell/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0.0002">
            <text:p>0.0002</text:p>
          </table:table-cell>
          <table:table-cell/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0.000169">
            <text:p>0.000169</text:p>
          </table:table-cell>
          <table:table-cell/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0.000144">
            <text:p>0.000144</text:p>
          </table:table-cell>
          <table:table-cell/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0.000122">
            <text:p>0.000122</text:p>
          </table:table-cell>
          <table:table-cell/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0.000103">
            <text:p>0.000103</text:p>
          </table:table-cell>
          <table:table-cell/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0.000087">
            <text:p>0.000087</text:p>
          </table:table-cell>
          <table:table-cell/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0.000074">
            <text:p>0.000074</text:p>
          </table:table-cell>
          <table:table-cell/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0.000063">
            <text:p>0.000063</text:p>
          </table:table-cell>
          <table:table-cell/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float" office:value="0.000053">
            <text:p>0.000053</text:p>
          </table:table-cell>
          <table:table-cell/>
          <table:table-cell office:value-type="float" office:value="90">
            <text:p>90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dasoro Agustina</meta:initial-creator>
    <meta:creation-date>2014-10-08T17:54:18</meta:creation-date>
    <dc:date>2014-10-08T19:04:49</dc:date>
    <dc:creator>Aldasoro Agustina</dc:creator>
    <meta:editing-duration>PT40M11S</meta:editing-duration>
    <meta:editing-cycles>1</meta:editing-cycles>
    <meta:document-statistic meta:table-count="3" meta:cell-count="292" meta:object-count="0"/>
    <meta:generator>LibreOffice/3.5$Linux_X86_64 LibreOffice_project/350m1$Build-2</meta:generator>
  </office:meta>
</office:document-meta>
</file>